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loc1</text:p>
          </table:table-cell>
          <table:table-cell office:value-type="string">
            <text:p>loc2</text:p>
          </table:table-cell>
        </table:table-row>
        <table:table-row table:style-name="ro1">
          <table:table-cell office:value-type="date" office:date-value="2010-12-31T22:00:00">
            <text:p>2010-12-31 22:00:00</text:p>
          </table:table-cell>
          <table:table-cell table:formula="of:=ROUND(RAND()*1000)" office:value-type="float" office:value="284">
            <text:p>284</text:p>
          </table:table-cell>
          <table:table-cell table:formula="of:=ROUND(RAND()*1000)" office:value-type="float" office:value="711">
            <text:p>711</text:p>
          </table:table-cell>
        </table:table-row>
        <table:table-row table:style-name="ro1">
          <table:table-cell table:formula="of:=[.A2]+1/24" office:value-type="date" office:date-value="2010-12-31T23:00:00">
            <text:p>2010-12-31 23:00:00</text:p>
          </table:table-cell>
          <table:table-cell table:formula="of:=ROUND(RAND()*1000)" office:value-type="float" office:value="514">
            <text:p>514</text:p>
          </table:table-cell>
          <table:table-cell table:formula="of:=ROUND(RAND()*1000)" office:value-type="float" office:value="391">
            <text:p>391</text:p>
          </table:table-cell>
        </table:table-row>
        <table:table-row table:style-name="ro1">
          <table:table-cell table:formula="of:=[.A3]+1/24" office:value-type="date" office:date-value="2011-01-01">
            <text:p>2011-01-01 00:00:00</text:p>
          </table:table-cell>
          <table:table-cell table:formula="of:=ROUND(RAND()*1000)" office:value-type="float" office:value="945">
            <text:p>945</text:p>
          </table:table-cell>
          <table:table-cell table:formula="of:=ROUND(RAND()*1000)" office:value-type="float" office:value="106">
            <text:p>106</text:p>
          </table:table-cell>
        </table:table-row>
        <table:table-row table:style-name="ro1">
          <table:table-cell table:formula="of:=[.A4]+1/24" office:value-type="date" office:date-value="2011-01-01T00:59:59.999999">
            <text:p>2011-01-01 01:00:00</text:p>
          </table:table-cell>
          <table:table-cell table:formula="of:=ROUND(RAND()*1000)" office:value-type="float" office:value="329">
            <text:p>329</text:p>
          </table:table-cell>
          <table:table-cell table:formula="of:=ROUND(RAND()*1000)" office:value-type="float" office:value="487">
            <text:p>487</text:p>
          </table:table-cell>
        </table:table-row>
        <table:table-row table:style-name="ro1">
          <table:table-cell table:formula="of:=[.A5]+1/24" office:value-type="date" office:date-value="2011-01-01T01:59:59.999999">
            <text:p>2011-01-01 02:00:00</text:p>
          </table:table-cell>
          <table:table-cell table:formula="of:=ROUND(RAND()*1000)" office:value-type="float" office:value="407">
            <text:p>407</text:p>
          </table:table-cell>
          <table:table-cell table:formula="of:=ROUND(RAND()*1000)" office:value-type="float" office:value="662">
            <text:p>662</text:p>
          </table:table-cell>
        </table:table-row>
        <table:table-row table:style-name="ro1">
          <table:table-cell table:formula="of:=[.A6]+1/24" office:value-type="date" office:date-value="2011-01-01T02:59:59.999999">
            <text:p>2011-01-01 03:00:00</text:p>
          </table:table-cell>
          <table:table-cell table:formula="of:=ROUND(RAND()*1000)" office:value-type="float" office:value="564">
            <text:p>564</text:p>
          </table:table-cell>
          <table:table-cell table:formula="of:=ROUND(RAND()*1000)" office:value-type="float" office:value="536">
            <text:p>536</text:p>
          </table:table-cell>
        </table:table-row>
        <table:table-row table:style-name="ro1">
          <table:table-cell table:formula="of:=[.A7]+1/24" office:value-type="date" office:date-value="2011-01-01T03:59:59.999999">
            <text:p>2011-01-01 04:00:00</text:p>
          </table:table-cell>
          <table:table-cell table:formula="of:=ROUND(RAND()*1000)" office:value-type="float" office:value="774">
            <text:p>774</text:p>
          </table:table-cell>
          <table:table-cell table:formula="of:=ROUND(RAND()*1000)" office:value-type="float" office:value="461">
            <text:p>461</text:p>
          </table:table-cell>
        </table:table-row>
        <table:table-row table:style-name="ro1">
          <table:table-cell table:formula="of:=[.A8]+1/24" office:value-type="date" office:date-value="2011-01-01T04:59:59.999998">
            <text:p>2011-01-01 05:00:00</text:p>
          </table:table-cell>
          <table:table-cell table:formula="of:=ROUND(RAND()*1000)" office:value-type="float" office:value="12">
            <text:p>12</text:p>
          </table:table-cell>
          <table:table-cell table:formula="of:=ROUND(RAND()*1000)" office:value-type="float" office:value="616">
            <text:p>616</text:p>
          </table:table-cell>
        </table:table-row>
        <table:table-row table:style-name="ro1">
          <table:table-cell table:formula="of:=[.A9]+1/24" office:value-type="date" office:date-value="2011-01-01T05:59:59.999998">
            <text:p>2011-01-01 06:00:00</text:p>
          </table:table-cell>
          <table:table-cell table:formula="of:=ROUND(RAND()*1000)" office:value-type="float" office:value="445">
            <text:p>445</text:p>
          </table:table-cell>
          <table:table-cell table:formula="of:=ROUND(RAND()*1000)" office:value-type="float" office:value="299">
            <text:p>299</text:p>
          </table:table-cell>
        </table:table-row>
        <table:table-row table:style-name="ro1">
          <table:table-cell table:formula="of:=[.A10]+1/24" office:value-type="date" office:date-value="2011-01-01T06:59:59.999998">
            <text:p>2011-01-01 07:00:00</text:p>
          </table:table-cell>
          <table:table-cell table:formula="of:=ROUND(RAND()*1000)" office:value-type="float" office:value="817">
            <text:p>817</text:p>
          </table:table-cell>
          <table:table-cell table:formula="of:=ROUND(RAND()*1000)" office:value-type="float" office:value="525">
            <text:p>525</text:p>
          </table:table-cell>
        </table:table-row>
        <table:table-row table:style-name="ro1">
          <table:table-cell table:formula="of:=[.A11]+1/24" office:value-type="date" office:date-value="2011-01-01T07:59:59.999998">
            <text:p>2011-01-01 08:00:00</text:p>
          </table:table-cell>
          <table:table-cell table:formula="of:=ROUND(RAND()*1000)" office:value-type="float" office:value="947">
            <text:p>947</text:p>
          </table:table-cell>
          <table:table-cell table:formula="of:=ROUND(RAND()*1000)" office:value-type="float" office:value="675">
            <text:p>675</text:p>
          </table:table-cell>
        </table:table-row>
        <table:table-row table:style-name="ro1">
          <table:table-cell table:formula="of:=[.A12]+1/24" office:value-type="date" office:date-value="2011-01-01T08:59:59.999997">
            <text:p>2011-01-01 09:00:00</text:p>
          </table:table-cell>
          <table:table-cell table:formula="of:=ROUND(RAND()*1000)" office:value-type="float" office:value="249">
            <text:p>249</text:p>
          </table:table-cell>
          <table:table-cell table:formula="of:=ROUND(RAND()*1000)" office:value-type="float" office:value="367">
            <text:p>367</text:p>
          </table:table-cell>
        </table:table-row>
        <table:table-row table:style-name="ro1">
          <table:table-cell table:formula="of:=[.A13]+1/24" office:value-type="date" office:date-value="2011-01-01T09:59:59.999997">
            <text:p>2011-01-01 10:00:00</text:p>
          </table:table-cell>
          <table:table-cell table:formula="of:=ROUND(RAND()*1000)" office:value-type="float" office:value="804">
            <text:p>804</text:p>
          </table:table-cell>
          <table:table-cell table:formula="of:=ROUND(RAND()*1000)" office:value-type="float" office:value="911">
            <text:p>911</text:p>
          </table:table-cell>
        </table:table-row>
        <table:table-row table:style-name="ro1">
          <table:table-cell table:formula="of:=[.A14]+1/24" office:value-type="date" office:date-value="2011-01-01T10:59:59.999997">
            <text:p>2011-01-01 11:00:00</text:p>
          </table:table-cell>
          <table:table-cell table:formula="of:=ROUND(RAND()*1000)" office:value-type="float" office:value="940">
            <text:p>940</text:p>
          </table:table-cell>
          <table:table-cell table:formula="of:=ROUND(RAND()*1000)" office:value-type="float" office:value="313">
            <text:p>313</text:p>
          </table:table-cell>
        </table:table-row>
        <table:table-row table:style-name="ro1">
          <table:table-cell table:formula="of:=[.A15]+1/24" office:value-type="date" office:date-value="2011-01-01T11:59:59.999997">
            <text:p>2011-01-01 12:00:00</text:p>
          </table:table-cell>
          <table:table-cell table:formula="of:=ROUND(RAND()*1000)" office:value-type="float" office:value="641">
            <text:p>641</text:p>
          </table:table-cell>
          <table:table-cell table:formula="of:=ROUND(RAND()*1000)" office:value-type="float" office:value="102">
            <text:p>102</text:p>
          </table:table-cell>
        </table:table-row>
        <table:table-row table:style-name="ro1">
          <table:table-cell table:formula="of:=[.A16]+1/24" office:value-type="date" office:date-value="2011-01-01T12:59:59.999997">
            <text:p>2011-01-01 13:00:00</text:p>
          </table:table-cell>
          <table:table-cell table:formula="of:=ROUND(RAND()*1000)" office:value-type="float" office:value="136">
            <text:p>136</text:p>
          </table:table-cell>
          <table:table-cell table:formula="of:=ROUND(RAND()*1000)" office:value-type="float" office:value="925">
            <text:p>925</text:p>
          </table:table-cell>
        </table:table-row>
        <table:table-row table:style-name="ro1">
          <table:table-cell table:formula="of:=[.A17]+1/24" office:value-type="date" office:date-value="2011-01-01T13:59:59.999996">
            <text:p>2011-01-01 14:00:00</text:p>
          </table:table-cell>
          <table:table-cell table:formula="of:=ROUND(RAND()*1000)" office:value-type="float" office:value="813">
            <text:p>813</text:p>
          </table:table-cell>
          <table:table-cell table:formula="of:=ROUND(RAND()*1000)" office:value-type="float" office:value="650">
            <text:p>650</text:p>
          </table:table-cell>
        </table:table-row>
        <table:table-row table:style-name="ro1">
          <table:table-cell table:formula="of:=[.A18]+1/24" office:value-type="date" office:date-value="2011-01-01T14:59:59.999996">
            <text:p>2011-01-01 15:00:00</text:p>
          </table:table-cell>
          <table:table-cell table:formula="of:=ROUND(RAND()*1000)" office:value-type="float" office:value="316">
            <text:p>316</text:p>
          </table:table-cell>
          <table:table-cell table:formula="of:=ROUND(RAND()*1000)" office:value-type="float" office:value="758">
            <text:p>758</text:p>
          </table:table-cell>
        </table:table-row>
        <table:table-row table:style-name="ro1">
          <table:table-cell table:formula="of:=[.A19]+1/24" office:value-type="date" office:date-value="2011-01-01T15:59:59.999996">
            <text:p>2011-01-01 16:00:00</text:p>
          </table:table-cell>
          <table:table-cell table:formula="of:=ROUND(RAND()*1000)" office:value-type="float" office:value="756">
            <text:p>756</text:p>
          </table:table-cell>
          <table:table-cell table:formula="of:=ROUND(RAND()*1000)" office:value-type="float" office:value="645">
            <text:p>645</text:p>
          </table:table-cell>
        </table:table-row>
        <table:table-row table:style-name="ro1">
          <table:table-cell table:formula="of:=[.A20]+1/24" office:value-type="date" office:date-value="2011-01-01T16:59:59.999996">
            <text:p>2011-01-01 17:00:00</text:p>
          </table:table-cell>
          <table:table-cell table:formula="of:=ROUND(RAND()*1000)" office:value-type="float" office:value="246">
            <text:p>246</text:p>
          </table:table-cell>
          <table:table-cell table:formula="of:=ROUND(RAND()*1000)" office:value-type="float" office:value="163">
            <text:p>163</text:p>
          </table:table-cell>
        </table:table-row>
        <table:table-row table:style-name="ro1">
          <table:table-cell table:formula="of:=[.A21]+1/24" office:value-type="date" office:date-value="2011-01-01T17:59:59.999996">
            <text:p>2011-01-01 18:00:00</text:p>
          </table:table-cell>
          <table:table-cell table:formula="of:=ROUND(RAND()*1000)" office:value-type="float" office:value="308">
            <text:p>308</text:p>
          </table:table-cell>
          <table:table-cell table:formula="of:=ROUND(RAND()*1000)" office:value-type="float" office:value="810">
            <text:p>810</text:p>
          </table:table-cell>
        </table:table-row>
        <table:table-row table:style-name="ro1">
          <table:table-cell table:formula="of:=[.A22]+1/24" office:value-type="date" office:date-value="2011-01-01T18:59:59.999995">
            <text:p>2011-01-01 19:00:00</text:p>
          </table:table-cell>
          <table:table-cell table:formula="of:=ROUND(RAND()*1000)" office:value-type="float" office:value="698">
            <text:p>698</text:p>
          </table:table-cell>
          <table:table-cell table:formula="of:=ROUND(RAND()*1000)" office:value-type="float" office:value="81">
            <text:p>81</text:p>
          </table:table-cell>
        </table:table-row>
        <table:table-row table:style-name="ro1">
          <table:table-cell table:formula="of:=[.A23]+1/24" office:value-type="date" office:date-value="2011-01-01T19:59:59.999995">
            <text:p>2011-01-01 20:00:00</text:p>
          </table:table-cell>
          <table:table-cell table:formula="of:=ROUND(RAND()*1000)" office:value-type="float" office:value="271">
            <text:p>271</text:p>
          </table:table-cell>
          <table:table-cell table:formula="of:=ROUND(RAND()*1000)" office:value-type="float" office:value="711">
            <text:p>711</text:p>
          </table:table-cell>
        </table:table-row>
        <table:table-row table:style-name="ro1">
          <table:table-cell table:formula="of:=[.A24]+1/24" office:value-type="date" office:date-value="2011-01-01T20:59:59.999995">
            <text:p>2011-01-01 21:00:00</text:p>
          </table:table-cell>
          <table:table-cell table:formula="of:=ROUND(RAND()*1000)" office:value-type="float" office:value="697">
            <text:p>697</text:p>
          </table:table-cell>
          <table:table-cell table:formula="of:=ROUND(RAND()*1000)" office:value-type="float" office:value="716">
            <text:p>716</text:p>
          </table:table-cell>
        </table:table-row>
        <table:table-row table:style-name="ro1">
          <table:table-cell table:formula="of:=[.A25]+1/24" office:value-type="date" office:date-value="2011-01-01T21:59:59.999995">
            <text:p>2011-01-01 22:00:00</text:p>
          </table:table-cell>
          <table:table-cell table:formula="of:=ROUND(RAND()*1000)" office:value-type="float" office:value="10">
            <text:p>10</text:p>
          </table:table-cell>
          <table:table-cell table:formula="of:=ROUND(RAND()*1000)" office:value-type="float" office:value="514">
            <text:p>514</text:p>
          </table:table-cell>
        </table:table-row>
        <table:table-row table:style-name="ro1">
          <table:table-cell table:formula="of:=[.A26]+1/24" office:value-type="date" office:date-value="2011-01-01T22:59:59.999995">
            <text:p>2011-01-01 23:00:00</text:p>
          </table:table-cell>
          <table:table-cell table:formula="of:=ROUND(RAND()*1000)" office:value-type="float" office:value="241">
            <text:p>241</text:p>
          </table:table-cell>
          <table:table-cell table:formula="of:=ROUND(RAND()*1000)" office:value-type="float" office:value="956">
            <text:p>956</text:p>
          </table:table-cell>
        </table:table-row>
        <table:table-row table:style-name="ro1">
          <table:table-cell table:formula="of:=[.A27]+1/24" office:value-type="date" office:date-value="2011-01-01T23:59:59.999994">
            <text:p>2011-01-02 00:00:00</text:p>
          </table:table-cell>
          <table:table-cell table:formula="of:=ROUND(RAND()*1000)" office:value-type="float" office:value="189">
            <text:p>189</text:p>
          </table:table-cell>
          <table:table-cell table:formula="of:=ROUND(RAND()*1000)" office:value-type="float" office:value="489">
            <text:p>489</text:p>
          </table:table-cell>
        </table:table-row>
        <table:table-row table:style-name="ro1">
          <table:table-cell table:formula="of:=[.A28]+1/24" office:value-type="date" office:date-value="2011-01-02T00:59:59.999994">
            <text:p>2011-01-02 01:00:00</text:p>
          </table:table-cell>
          <table:table-cell table:formula="of:=ROUND(RAND()*1000)" office:value-type="float" office:value="323">
            <text:p>323</text:p>
          </table:table-cell>
          <table:table-cell table:formula="of:=ROUND(RAND()*1000)" office:value-type="float" office:value="993">
            <text:p>993</text:p>
          </table:table-cell>
        </table:table-row>
        <table:table-row table:style-name="ro1">
          <table:table-cell table:formula="of:=[.A29]+1/24" office:value-type="date" office:date-value="2011-01-02T01:59:59.999994">
            <text:p>2011-01-02 02:00:00</text:p>
          </table:table-cell>
          <table:table-cell table:formula="of:=ROUND(RAND()*1000)" office:value-type="float" office:value="400">
            <text:p>400</text:p>
          </table:table-cell>
          <table:table-cell table:formula="of:=ROUND(RAND()*1000)" office:value-type="float" office:value="264">
            <text:p>26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2/03/2011</text:date>, <text:time>19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1-02-03T18:38:23</meta:creation-date>
    <dc:date>2011-02-03T19:32:12</dc:date>
    <dc:creator>David Kneis</dc:creator>
    <meta:editing-duration>PT00H38M39S</meta:editing-duration>
    <meta:editing-cycles>1</meta:editing-cycles>
    <meta:document-statistic meta:table-count="3" meta:cell-count="90" meta:object-count="0"/>
    <meta:generator>OpenOffice.org/3.2$Linux OpenOffice.org_project/320m12$Build-9483</meta:generator>
  </office:meta>
</office:document-meta>
</file>